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style:text-underline-style="solid" style:text-underline-width="auto" style:text-underline-color="font-color" style:font-size-asian="24pt" style:font-size-complex="24pt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/>
      <style:text-properties fo:font-size="12pt" style:text-underline-style="none" style:font-size-asian="12pt" style:font-size-complex="12pt"/>
    </style:style>
    <style:style style:name="P4" style:family="paragraph" style:parent-style-name="Standard" style:master-page-name="Standard">
      <style:paragraph-properties fo:text-align="center" style:justify-single-word="false" style:page-number="1"/>
      <style:text-properties fo:font-size="24pt" style:text-underline-style="solid" style:text-underline-width="auto" style:text-underline-color="font-color" style:font-size-asian="24pt" style:font-size-complex="24pt"/>
    </style:style>
    <style:style style:name="P5" style:family="paragraph" style:parent-style-name="Standard">
      <style:paragraph-properties fo:text-align="start" style:justify-single-word="false"/>
      <style:text-properties fo:font-size="12pt" style:text-underline-style="none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fo:font-size="12pt" style:text-underline-style="none" fo:font-weight="bold" style:font-size-asian="12pt" style:font-weight-asian="bold" style:font-size-complex="12pt"/>
    </style:style>
    <style:style style:name="P7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style:font-size-asian="12pt" style:font-weight-asian="bold" style:font-size-complex="12pt"/>
    </style:style>
    <style:style style:name="P8" style:family="paragraph" style:parent-style-name="Standard" style:list-style-name="WWNum1">
      <style:paragraph-properties fo:margin-left="1.27cm" fo:margin-right="0cm" fo:text-align="start" style:justify-single-word="false" fo:text-indent="-0.635cm" style:auto-text-indent="false"/>
      <style:text-properties fo:font-size="12pt" style:text-underline-style="none" style:font-size-asian="12pt" style:font-size-complex="12pt"/>
    </style:style>
    <style:style style:name="P9" style:family="paragraph" style:parent-style-name="Standard" style:list-style-name="WWNum2">
      <style:paragraph-properties fo:margin-left="1.27cm" fo:margin-right="0cm" fo:text-align="start" style:justify-single-word="false" fo:text-indent="-0.635cm" style:auto-text-indent="false"/>
      <style:text-properties fo:font-size="12pt" style:text-underline-style="solid" style:text-underline-width="auto" style:text-underline-color="font-color" style:font-size-asian="12pt" style:font-size-complex="12pt"/>
    </style:style>
    <style:style style:name="P10" style:family="paragraph" style:parent-style-name="Standard" style:list-style-name="WWNum2">
      <style:paragraph-properties fo:margin-left="1.27cm" fo:margin-right="0cm" fo:text-align="start" style:justify-single-word="false" fo:text-indent="-0.635cm" style:auto-text-indent="false"/>
      <style:text-properties fo:font-size="12pt" style:text-underline-style="solid" style:text-underline-width="auto" style:text-underline-color="font-color" fo:font-weight="normal" style:font-size-asian="12pt" style:font-weight-asian="normal" style:font-size-complex="12pt"/>
    </style:style>
    <style:style style:name="P11" style:family="paragraph" style:parent-style-name="Standard" style:list-style-name="WWNum3">
      <style:paragraph-properties fo:margin-left="1.27cm" fo:margin-right="0cm" fo:text-align="start" style:justify-single-word="false" fo:text-indent="-0.635cm" style:auto-text-indent="false"/>
      <style:text-properties fo:font-size="12pt" style:text-underline-style="solid" style:text-underline-width="auto" style:text-underline-color="font-color" fo:font-weight="normal" style:font-size-asian="12pt" style:font-weight-asian="normal" style:font-size-complex="12pt"/>
    </style:style>
    <style:style style:name="P12" style:family="paragraph" style:parent-style-name="Standard" style:list-style-name="WWNum2">
      <style:paragraph-properties fo:margin-left="1.905cm" fo:margin-right="0cm" fo:text-align="start" style:justify-single-word="false" fo:text-indent="-0.635cm" style:auto-text-indent="false"/>
    </style:style>
    <style:style style:name="P13" style:family="paragraph" style:parent-style-name="Standard" style:list-style-name="WWNum2">
      <style:paragraph-properties fo:margin-left="1.905cm" fo:margin-right="0cm" fo:text-align="start" style:justify-single-word="false" fo:text-indent="-0.635cm" style:auto-text-indent="false"/>
      <style:text-properties fo:font-size="12pt" style:text-underline-style="none" style:font-size-asian="12pt" style:font-size-complex="12pt"/>
    </style:style>
    <style:style style:name="P14" style:family="paragraph" style:parent-style-name="Standard" style:list-style-name="WWNum3">
      <style:paragraph-properties fo:margin-left="1.905cm" fo:margin-right="0cm" fo:text-align="start" style:justify-single-word="false" fo:text-indent="-0.635cm" style:auto-text-indent="false"/>
      <style:text-properties fo:font-size="12pt" style:text-underline-style="none" fo:font-weight="normal" style:font-size-asian="12pt" style:font-weight-asian="normal" style:font-size-complex="12pt"/>
    </style:style>
    <style:style style:name="P15" style:family="paragraph" style:parent-style-name="Standard" style:list-style-name="WWNum3">
      <style:paragraph-properties fo:margin-left="2.54cm" fo:margin-right="0cm" fo:text-align="start" style:justify-single-word="false" fo:text-indent="-0.635cm" style:auto-text-indent="false"/>
    </style:style>
    <style:style style:name="P16" style:family="paragraph" style:parent-style-name="Standard" style:list-style-name="WWNum2">
      <style:paragraph-properties fo:margin-left="2.54cm" fo:margin-right="0cm" fo:text-align="start" style:justify-single-word="false" fo:text-indent="-0.635cm" style:auto-text-indent="false"/>
      <style:text-properties fo:font-size="12pt" style:text-underline-style="none" style:font-size-asian="12pt" style:font-size-complex="12pt"/>
    </style:style>
    <style:style style:name="T1" style:family="text">
      <style:text-properties fo:font-size="12pt" style:text-underline-style="none" style:font-size-asian="12pt" style:font-size-complex="12pt"/>
    </style:style>
    <style:style style:name="T2" style:family="text">
      <style:text-properties fo:color="#000080" fo:font-size="12pt" style:text-underline-style="none" style:font-size-asian="12pt" style:font-size-complex="12pt"/>
    </style:style>
    <style:style style:name="T3" style:family="text">
      <style:text-properties fo:color="#000080" fo:font-size="12pt" style:text-underline-style="none" fo:font-weight="normal" style:font-size-asian="12pt" style:font-weight-asian="normal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Curriculum Vitae</text:p>
      <text:p text:style-name="P1"/>
      <text:p text:style-name="P3">JOLY Samuel</text:p>
      <text:p text:style-name="P2"><text:span text:style-name="T1">9 septembre 1996 – 2</text:span>4<text:span text:style-name="T1"> ans</text:span></text:p>
      <text:p text:style-name="P2">27 boulevard Frédéric Chevillon 13011 Marseille</text:p>
      <text:p text:style-name="P3">Tel: 0628766072</text:p>
      <text:p text:style-name="P2"><text:span text:style-name="T1">Mail: </text:span><text:a xlink:type="simple" xlink:href="mailto:samueljoly0@gmail.com" text:style-name="ListLabel_20_1" text:visited-style-name="ListLabel_20_1"><text:span text:style-name="T2">samueljoly0@gmail.com</text:span></text:a></text:p>
      <text:p text:style-name="P3"/>
      <text:p text:style-name="P7">Formations:</text:p>
      <text:list xml:id="list7502406289117779216" text:style-name="WWNum1">
        <text:list-item>
          <text:p text:style-name="P8">Bac série Scientifique (2014) - Marcel-Pagnol</text:p>
        </text:list-item>
        <text:list-item>
          <text:p text:style-name="P8">L1 Psychologie (2015) - Fac de lettres Aix-en-Provence</text:p>
        </text:list-item>
        <text:list-item>
          <text:p text:style-name="P8">L1 Psychologie (2016) - Fac de lettres Aix-en-Provence</text:p>
        </text:list-item>
        <text:list-item>
          <text:p text:style-name="P8">Formation web full stack – LaPlateforme – EN COUR</text:p>
          <text:p text:style-name="P8"/>
        </text:list-item>
      </text:list>
      <text:p text:style-name="P6">Expérience Programmation:</text:p>
      <text:list xml:id="list8633702900881066602" text:style-name="WWNum3">
        <text:list-item>
          <text:p text:style-name="P11">Python: 19 mois</text:p>
          <text:list>
            <text:list-item>
              <text:p text:style-name="P14">Projets:</text:p>
              <text:list>
                <text:list-item>
                  <text:p text:style-name="P15"><text:a xlink:type="simple" xlink:href="https://github.com/aze-fortwo/Advanced-Agenda" text:style-name="ListLabel_20_2" text:visited-style-name="ListLabel_20_2"><text:span text:style-name="T3">https://github.com/aze-fortwo/Bloc-Note </text:span></text:a></text:p>
                </text:list-item>
                <text:list-item>
                  <text:p text:style-name="P15"><text:a xlink:type="simple" xlink:href="https://github.com/aze-fortwo/Advanced-Agenda" text:style-name="ListLabel_20_2" text:visited-style-name="ListLabel_20_2"><text:span text:style-name="T3">https://github.com/aze-fortwo/Advanced-Agenda</text:span></text:a></text:p>
                </text:list-item>
                <text:list-item>
                  <text:p text:style-name="P15"><text:a xlink:type="simple" xlink:href="https://github.com/aze-fortwo/Password-Manager" text:style-name="ListLabel_20_2" text:visited-style-name="ListLabel_20_2"><text:span text:style-name="T3">https://github.com/aze-fortwo/Password-Manager</text:span></text:a></text:p>
                </text:list-item>
              </text:list>
            </text:list-item>
          </text:list>
        </text:list-item>
        <text:list-item>
          <text:p text:style-name="P11">HTLM / CSS: 10 mois</text:p>
          <text:list>
            <text:list-item>
              <text:p text:style-name="P14">Balises et la logique d'HTML parents</text:p>
            </text:list-item>
            <text:list-item>
              <text:p text:style-name="P14">Mise en forme CSS et animation</text:p>
            </text:list-item>
            <text:list-item>
              <text:p text:style-name="P14">Projets: Site basique avec formulaire d'inscription et messagerie</text:p>
            </text:list-item>
          </text:list>
        </text:list-item>
        <text:list-item>
          <text:p text:style-name="P11">JavaScript: 1mois</text:p>
          <text:list>
            <text:list-item>
              <text:p text:style-name="P14">Aucun projet fait pour l'instant, apprentissage en cour</text:p>
            </text:list-item>
          </text:list>
        </text:list-item>
      </text:list>
      <text:p text:style-name="P3"/>
      <text:p text:style-name="P7">Expériences Professionnelles:</text:p>
      <text:list xml:id="list4946453962614995093" text:style-name="WWNum2">
        <text:list-item>
          <text:p text:style-name="P9">2016:</text:p>
          <text:list>
            <text:list-item>
              <text:p text:style-name="P13">Vente en boulangerie (3 mois )</text:p>
            </text:list-item>
            <text:list-item>
              <text:p text:style-name="P13">Vente salon de thé (2 mois)</text:p>
            </text:list-item>
            <text:list-item>
              <text:p text:style-name="P13">Plonge, service &amp; commis pour restaurant (6 mois)</text:p>
            </text:list-item>
          </text:list>
        </text:list-item>
        <text:list-item>
          <text:p text:style-name="P10">2017:</text:p>
          <text:list>
            <text:list-item>
              <text:p text:style-name="P13">Vente dans un Tabac (3 mois)</text:p>
            </text:list-item>
            <text:list-item>
              <text:p text:style-name="P13">Restauration Rapide (1 mois)</text:p>
            </text:list-item>
            <text:list-item>
              <text:p text:style-name="P13">Entretient et nettoyage (18 mois)</text:p>
            </text:list-item>
          </text:list>
        </text:list-item>
        <text:list-item>
          <text:p text:style-name="P9">2018:</text:p>
          <text:list>
            <text:list-item>
              <text:p text:style-name="P13">Nettoyage de bureaux (6 mois)</text:p>
            </text:list-item>
            <text:list-item>
              <text:p text:style-name="P13">Vente salon de thé (3 mois)</text:p>
            </text:list-item>
            <text:list-item>
              <text:p text:style-name="P13">Vente marchand de fruits (3 mois)</text:p>
            </text:list-item>
          </text:list>
        </text:list-item>
        <text:list-item>
          <text:p text:style-name="P9">2019:</text:p>
          <text:list>
            <text:list-item>
              <text:p text:style-name="P13">Intérim (5 mois)</text:p>
              <text:list>
                <text:list-item>
                  <text:p text:style-name="P16">Entretient fiche Excel de fabrication industrielle(2 mois)</text:p>
                </text:list-item>
                <text:list-item>
                  <text:p text:style-name="P16">Réception et envoie de colis(2 mois)</text:p>
                </text:list-item>
                <text:list-item>
                  <text:p text:style-name="P16">Rayonnage – Enquêtes (1 mois)</text:p>
                </text:list-item>
              </text:list>
            </text:list-item>
            <text:list-item>
              <text:p text:style-name="P13">Nettoyage de bureaux (de 5h à 7h en semaine)</text:p>
            </text:list-item>
            <text:list-item>
              <text:p text:style-name="P12">Formation WEB LaPlateforme_(50h par semaine)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fals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2pt" fo:language="zxx" fo:country="none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Linux Libertine G" style:font-size-asian="14pt" style:font-name-complex="Linux Libertine G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loext:contextual-spacing="false" fo:margin-top="0.847cm" fo:margin-bottom="0.212cm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loext:contextual-spacing="false" fo:margin-top="0.635cm" fo:margin-bottom="0.141cm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loext:contextual-spacing="false" fo:margin-top="0.494cm" fo:margin-bottom="0.141cm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loext:contextual-spacing="false" fo:margin-top="0.423cm" fo:margin-bottom="0.071cm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loext:contextual-spacing="false" fo:margin-top="0.388cm" fo:margin-bottom="0.071cm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loext:contextual-spacing="false" fo:margin-top="0.353cm" fo:margin-bottom="0.071cm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loext:contextual-spacing="false" fo:margin-top="0.847cm" fo:margin-bottom="0.212cm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loext:contextual-spacing="false" fo:margin-top="0.635cm" fo:margin-bottom="0.141cm" fo:line-height="100%" fo:keep-together="always" fo:keep-with-next="always"/>
      <style:text-properties fo:color="#666666" style:font-name="Georgia" fo:font-size="24pt" fo:font-style="italic" style:font-name-asian="Georgia1" style:font-size-asian="24pt" style:font-style-asian="italic" style:font-name-complex="Georgia1" style:font-size-complex="24pt"/>
    </style:style>
    <style:style style:name="ListLabel_20_1" style:display-name="ListLabel 1" style:family="text">
      <style:text-properties fo:color="#000080" fo:font-size="12pt" style:text-underline-style="none" style:font-size-asian="12pt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2" style:display-name="ListLabel 2" style:family="text">
      <style:text-properties fo:color="#000080" fo:font-size="12pt" style:text-underline-style="none" fo:font-weight="normal" style:font-size-asian="12pt" style:font-weight-asian="normal" style:font-size-complex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bullet>
      <text:list-level-style-bullet text:level="3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5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6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8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9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bullet>
      <text:list-level-style-bullet text:level="3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5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6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8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9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bullet>
      <text:list-level-style-bullet text:level="3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5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6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8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9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7$Win32 OpenOffice.org_project/417m1$Build-9800</meta:generator>
    <dc:date>2020-01-08T15:58:44.71</dc:date>
    <dc:creator>sa m</dc:creator>
    <meta:editing-duration>PT50S</meta:editing-duration>
    <meta:editing-cycles>3</meta:editing-cycles>
    <meta:document-statistic meta:table-count="0" meta:image-count="0" meta:object-count="0" meta:page-count="1" meta:paragraph-count="43" meta:word-count="223" meta:character-count="1349"/>
  </office:meta>
</office:document-meta>
</file>